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</text:p>
      <text:p text:style-name="Standard"/>
      <text:p text:style-name="Standard"/>
      <text:list xml:id="list1764818900" text:style-name="L1">
        <text:list-item>
          <text:p text:style-name="P2">Buscar en Internet las características técnicas de una placa base.</text:p>
        </text:list-item>
      </text:list>
      <text:p text:style-name="Standard"/>
      <text:list xml:id="list564758882" text:continue-numbering="true" text:style-name="L1">
        <text:list-item>
          <text:p text:style-name="P2">Para la placa base con la que se esté trabajando determinar:</text:p>
        </text:list-item>
      </text:list>
      <text:p text:style-name="Standard"/>
      <text:list xml:id="list1440812260" text:style-name="L2">
        <text:list-item>
          <text:list>
            <text:list-item>
              <text:p text:style-name="P3">El factor de forma y sus medidas.</text:p>
            </text:list-item>
            <text:list-item>
              <text:p text:style-name="P3">El tipo de socket o zócalo del procesador.</text:p>
            </text:list-item>
            <text:list-item>
              <text:p text:style-name="P3">Modelo de procesador</text:p>
            </text:list-item>
            <text:list-item>
              <text:p text:style-name="P3">Ranuras de memoria y número de contactos de cada ranura.</text:p>
            </text:list-item>
            <text:list-item>
              <text:p text:style-name="P3">Modelo y características del chipset northbridge y southbridge.</text:p>
            </text:list-item>
            <text:list-item>
              <text:p text:style-name="P3">El chip RTC, la pila, el cuarzo y el puente de borrado de la CMOS.</text:p>
            </text:list-item>
            <text:list-item>
              <text:p text:style-name="P3">Modelo de ROM BIOS (o EFI).</text:p>
            </text:list-item>
            <text:list-item>
              <text:p text:style-name="P3">La existencia o no de chisps especializados (ethernet, sonido, vídeo, …).</text:p>
            </text:list-item>
            <text:list-item>
              <text:p text:style-name="P3">Número de pines del conector de alimentación.</text:p>
            </text:list-item>
            <text:list-item>
              <text:p text:style-name="P3">Ventiladores, disipadores y toma de corriente de éstos.</text:p>
            </text:list-item>
            <text:list-item>
              <text:p text:style-name="P3">Tipo y nº de puertos para dispositivos de almacenamiento.</text:p>
            </text:list-item>
            <text:list-item>
              <text:p text:style-name="P3">Las conexiones con los cables del frontal de la carcasa.</text:p>
            </text:list-item>
            <text:list-item>
              <text:p text:style-name="P3">Tipo y nº de conectores de dispositivos externos (teclado, ratón, USB, tarjetas, …).</text:p>
            </text:list-item>
            <text:list-item>
              <text:p text:style-name="P3">Localización de los buses (ranuras o slots) de ampliación.</text:p>
            </text:list-item>
            <text:list-item>
              <text:p text:style-name="P3">Identificar el bus del sistema y buscar información acerca de su frecuencia.</text:p>
            </text:list-item>
            <text:list-item>
              <text:p text:style-name="P3">Identificar la memoria caché L2 y el bus backside.</text:p>
            </text:list-item>
          </text:list>
        </text:list-item>
      </text:list>
      <text:p text:style-name="Standard"/>
      <text:list xml:id="list975060235" text:continue-list="list564758882" text:style-name="L1">
        <text:list-item>
          <text:p text:style-name="P2">Para cada una de las conexiones con los cables del frontal de la caja determinar si su posición (normal o invertida) es o no indiferente.</text:p>
        </text:list-item>
      </text:list>
      <text:p text:style-name="Standard"/>
      <text:list xml:id="list326775439" text:continue-numbering="true" text:style-name="L1">
        <text:list-item>
          <text:p text:style-name="P2">Identificar y especificar la función de cada uno de los puentes (jumpers, micro-interruptores o dip-switches) de la placa base.</text:p>
        </text:list-item>
      </text:list>
      <text:p text:style-name="Standard"/>
      <text:list xml:id="list1434321949" text:continue-numbering="true" text:style-name="L1">
        <text:list-item>
          <text:p text:style-name="P2">Buscar información acerca de los diferentes puertos de conexión de dispositivos externos (nombre, forma, velocidad de transmisión, …).</text:p>
        </text:list-item>
      </text:list>
      <text:p text:style-name="Standard"/>
      <text:list xml:id="list58175837" text:continue-numbering="true" text:style-name="L1">
        <text:list-item>
          <text:p text:style-name="P2">Especificar el tipo, número y características de los buses de ampliación.</text:p>
        </text:list-item>
      </text:list>
      <text:p text:style-name="Standard"/>
      <text:list xml:id="list1861942062" text:continue-numbering="true" text:style-name="L1">
        <text:list-item>
          <text:p text:style-name="P2">Explicar la función de los chipsets.</text:p>
        </text:list-item>
      </text:list>
      <text:p text:style-name="Standard"/>
      <text:list xml:id="list1092912501" text:continue-numbering="true" text:style-name="L1">
        <text:list-item>
          <text:p text:style-name="P2">Enumerar los múltiplos y divisores del byte, el herzio y el segundo.</text:p>
        </text:list-item>
      </text:list>
      <text:p text:style-name="Standard"/>
      <text:list xml:id="list247837693" text:continue-numbering="true" text:style-name="L1">
        <text:list-item>
          <text:p text:style-name="P2">Explicar la diferencia de velocidades de la CPU con el disco duro.</text:p>
        </text:list-item>
      </text:list>
      <text:p text:style-name="Standard"/>
      <text:list xml:id="list1204842443" text:continue-numbering="true" text:style-name="L1">
        <text:list-item>
          <text:p text:style-name="P2">Añadir en el trabajo nº 5 (placas base) un apartado con los resultados obtenidos en esta práctic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1-15T21:15:18</meta:creation-date>
    <dc:date>2014-01-16T00:10:29</dc:date>
    <dc:creator>santiago </dc:creator>
    <meta:editing-duration>PT2H52M7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27" meta:word-count="313" meta:character-count="1771" meta:non-whitespace-character-count="1511"/>
  </office:meta>
</office:document-meta>
</file>